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598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7457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633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61in"/>
    </style:style>
    <style:style style:name="co11" style:family="table-column">
      <style:table-column-properties fo:break-before="auto" style:column-width="1.0563in"/>
    </style:style>
    <style:style style:name="co12" style:family="table-column">
      <style:table-column-properties fo:break-before="auto" style:column-width="1.339in"/>
    </style:style>
    <style:style style:name="co13" style:family="table-column">
      <style:table-column-properties fo:break-before="auto" style:column-width="1.3264in"/>
    </style:style>
    <style:style style:name="co14" style:family="table-column">
      <style:table-column-properties fo:break-before="auto" style:column-width="1.4161in"/>
    </style:style>
    <style:style style:name="co15" style:family="table-column">
      <style:table-column-properties fo:break-before="auto" style:column-width="1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how</text:p>
          </table:table-cell>
          <table:table-cell table:style-name="Default" office:value-type="string" calcext:value-type="string">
            <text:p>year_first_released</text:p>
          </table:table-cell>
          <table:table-cell table:style-name="Default" office:value-type="string" calcext:value-type="string">
            <text:p>year_last_released</text:p>
          </table:table-cell>
          <table:table-cell table:style-name="Default" office:value-type="string" calcext:value-type="string">
            <text:p>imdb_rating</text:p>
          </table:table-cell>
          <table:table-cell table:style-name="Default" office:value-type="string" calcext:value-type="string">
            <text:p>imdb_normalized</text:p>
          </table:table-cell>
          <table:table-cell table:style-name="Default" office:value-type="string" calcext:value-type="string">
            <text:p>social_score</text:p>
          </table:table-cell>
          <table:table-cell table:style-name="Default" office:value-type="string" calcext:value-type="string">
            <text:p>social_score_normalized</text:p>
          </table:table-cell>
          <table:table-cell table:style-name="Default" office:value-type="string" calcext:value-type="string">
            <text:p>blended_score</text:p>
          </table:table-cell>
          <table:table-cell table:style-name="Default" office:value-type="string" calcext:value-type="string">
            <text:p>ranking</text:p>
          </table:table-cell>
          <table:table-cell table:style-name="Default" office:value-type="string" calcext:value-type="string">
            <text:p>show_id</text:p>
          </table:table-cell>
          <table:table-cell office:value-type="string" calcext:value-type="string">
            <text:p>round1_match</text:p>
          </table:table-cell>
          <table:table-cell office:value-type="string" calcext:value-type="string">
            <text:p>round2_match</text:p>
          </table:table-cell>
          <table:table-cell office:value-type="string" calcext:value-type="string">
            <text:p>round3_match</text:p>
          </table:table-cell>
          <table:table-cell office:value-type="string" calcext:value-type="string">
            <text:p>last_chance_match</text:p>
          </table:table-cell>
          <table:table-cell office:value-type="string" calcext:value-type="string">
            <text:p>finals_matc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liminated_by</text:p>
          </table:table-cell>
          <table:table-cell table:style-name="Default" office:value-type="string" calcext:value-type="string">
            <text:p>last_round</text:p>
          </table:table-cell>
          <table:table-cell table:style-name="Default" office:value-type="string" calcext:value-type="string">
            <text:p>votes_in_round1</text:p>
          </table:table-cell>
          <table:table-cell table:style-name="Default" office:value-type="string" calcext:value-type="string">
            <text:p>votes_in_round2</text:p>
          </table:table-cell>
          <table:table-cell table:style-name="Default" office:value-type="string" calcext:value-type="string">
            <text:p>votes_in_round3</text:p>
          </table:table-cell>
          <table:table-cell table:style-name="Default" office:value-type="string" calcext:value-type="string">
            <text:p>votes_in_last_chance</text:p>
          </table:table-cell>
          <table:table-cell table:style-name="Default" office:value-type="string" calcext:value-type="string">
            <text:p>votes_in_finals</text:p>
          </table:table-cell>
          <table:table-cell table:style-name="Default" office:value-type="string" calcext:value-type="string">
            <text:p>votes_tota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iminated_in_tied_match</text:p>
          </table:table-cell>
          <table:table-cell office:value-type="string" calcext:value-type="string">
            <text:p>in_last_chance</text:p>
          </table:table-cell>
        </table:table-row>
        <table:table-row table:style-name="ro1">
          <table:table-cell office:value-type="string" calcext:value-type="string">
            <text:p>Severance</text:p>
          </table:table-cell>
          <table:table-cell office:value-type="float" office:value="2022" calcext:value-type="float">
            <text:p>2022</text:p>
          </table:table-cell>
          <table:table-cell office:value-type="float" office:value="2025" calcext:value-type="float">
            <text:p>2025</text:p>
          </table:table-cell>
          <table:table-cell office:value-type="float" office:value="8.7" calcext:value-type="float">
            <text:p>8.7</text:p>
          </table:table-cell>
          <table:table-cell office:value-type="float" office:value="0.92" calcext:value-type="float">
            <text:p>0.92</text:p>
          </table:table-cell>
          <table:table-cell office:value-type="float" office:value="18.77" calcext:value-type="float">
            <text:p>18.77</text:p>
          </table:table-cell>
          <table:table-cell office:value-type="float" office:value="1" calcext:value-type="float">
            <text:p>1</text:p>
          </table:table-cell>
          <table:table-cell office:value-type="float" office:value="1.92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formula="of:=CONCATENATE(&quot;s&quot;;[.I2])" office:value-type="string" office:string-value="s1" calcext:value-type="string">
            <text:p>s1</text:p>
          </table:table-cell>
          <table:table-cell office:value-type="string" calcext:value-type="string">
            <text:p>Lost Girl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Lost Gir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:.W2]; &quot;&gt;0E+307&quot;; [.S2:.W2])" office:value-type="float" office:value="13" calcext:value-type="float">
            <text:p>13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Peaky Blinders</text:p>
          </table:table-cell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8.7" calcext:value-type="float">
            <text:p>8.7</text:p>
          </table:table-cell>
          <table:table-cell office:value-type="float" office:value="0.92" calcext:value-type="float">
            <text:p>0.92</text:p>
          </table:table-cell>
          <table:table-cell office:value-type="float" office:value="4.5" calcext:value-type="float">
            <text:p>4.5</text:p>
          </table:table-cell>
          <table:table-cell office:value-type="float" office:value="0.22276688453159" calcext:value-type="float">
            <text:p>0.22276688453159</text:p>
          </table:table-cell>
          <table:table-cell office:value-type="float" office:value="1.14276688453159" calcext:value-type="float">
            <text:p>1.14276688453159</text:p>
          </table:table-cell>
          <table:table-cell office:value-type="float" office:value="2" calcext:value-type="float">
            <text:p>2</text:p>
          </table:table-cell>
          <table:table-cell table:formula="of:=CONCATENATE(&quot;s&quot;;[.I3])" office:value-type="string" office:string-value="s2" calcext:value-type="string">
            <text:p>s2</text:p>
          </table:table-cell>
          <table:table-cell office:value-type="string" calcext:value-type="string">
            <text:p>Alia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Alia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3:.W3]; &quot;&gt;0E+307&quot;; [.S3:.W3])" office:value-type="float" office:value="12" calcext:value-type="float">
            <text:p>12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win Peaks</text:p>
          </table:table-cell>
          <table:table-cell office:value-type="float" office:value="1990" calcext:value-type="float">
            <text:p>1990</text:p>
          </table:table-cell>
          <table:table-cell office:value-type="float" office:value="2017" calcext:value-type="float">
            <text:p>2017</text:p>
          </table:table-cell>
          <table:table-cell office:value-type="float" office:value="8.7" calcext:value-type="float">
            <text:p>8.7</text:p>
          </table:table-cell>
          <table:table-cell office:value-type="float" office:value="0.92" calcext:value-type="float">
            <text:p>0.92</text:p>
          </table:table-cell>
          <table:table-cell office:value-type="float" office:value="4.08" calcext:value-type="float">
            <text:p>4.08</text:p>
          </table:table-cell>
          <table:table-cell office:value-type="float" office:value="0.199891067538126" calcext:value-type="float">
            <text:p>0.199891067538126</text:p>
          </table:table-cell>
          <table:table-cell office:value-type="float" office:value="1.11989106753813" calcext:value-type="float">
            <text:p>1.11989106753813</text:p>
          </table:table-cell>
          <table:table-cell office:value-type="float" office:value="3" calcext:value-type="float">
            <text:p>3</text:p>
          </table:table-cell>
          <table:table-cell table:formula="of:=CONCATENATE(&quot;s&quot;;[.I4])" office:value-type="string" office:string-value="s3" calcext:value-type="string">
            <text:p>s3</text:p>
          </table:table-cell>
          <table:table-cell office:value-type="string" calcext:value-type="string">
            <text:p>Orphan Blac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Orphan Black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4:.W4]; &quot;&gt;0E+307&quot;; [.S4:.W4])" office:value-type="float" office:value="21" calcext:value-type="float">
            <text:p>21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he West Wing</text:p>
          </table:table-cell>
          <table:table-cell office:value-type="float" office:value="1999" calcext:value-type="float">
            <text:p>1999</text:p>
          </table:table-cell>
          <table:table-cell office:value-type="float" office:value="2006" calcext:value-type="float">
            <text:p>2006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.0691721132897604" calcext:value-type="float">
            <text:p>0.0691721132897604</text:p>
          </table:table-cell>
          <table:table-cell office:value-type="float" office:value="1.06917211328976" calcext:value-type="float">
            <text:p>1.06917211328976</text:p>
          </table:table-cell>
          <table:table-cell office:value-type="float" office:value="4" calcext:value-type="float">
            <text:p>4</text:p>
          </table:table-cell>
          <table:table-cell table:formula="of:=CONCATENATE(&quot;s&quot;;[.I5])" office:value-type="string" office:string-value="s4" calcext:value-type="string">
            <text:p>s4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Suite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TBD</text:p>
          </table:table-cell>
          <table:table-cell table:formula="of:=SUMIF([.S5:.W5]; &quot;&gt;0E+307&quot;; [.S5:.W5])" office:value-type="float" office:value="28" calcext:value-type="float">
            <text:p>28</text:p>
          </table:table-cell>
          <table:table-cell office:value-type="string" calcext:value-type="string">
            <text:p>Dram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-Files</text:p>
          </table:table-cell>
          <table:table-cell office:value-type="float" office:value="1993" calcext:value-type="float">
            <text:p>1993</text:p>
          </table:table-cell>
          <table:table-cell office:value-type="float" office:value="2018" calcext:value-type="float">
            <text:p>2018</text:p>
          </table:table-cell>
          <table:table-cell office:value-type="float" office:value="8.6" calcext:value-type="float">
            <text:p>8.6</text:p>
          </table:table-cell>
          <table:table-cell office:value-type="float" office:value="0.88" calcext:value-type="float">
            <text:p>0.88</text:p>
          </table:table-cell>
          <table:table-cell office:value-type="float" office:value="2.64" calcext:value-type="float">
            <text:p>2.64</text:p>
          </table:table-cell>
          <table:table-cell office:value-type="float" office:value="0.121459694989107" calcext:value-type="float">
            <text:p>0.121459694989107</text:p>
          </table:table-cell>
          <table:table-cell office:value-type="float" office:value="1.00145969498911" calcext:value-type="float">
            <text:p>1.00145969498911</text:p>
          </table:table-cell>
          <table:table-cell office:value-type="float" office:value="5" calcext:value-type="float">
            <text:p>5</text:p>
          </table:table-cell>
          <table:table-cell table:formula="of:=CONCATENATE(&quot;s&quot;;[.I6])" office:value-type="string" office:string-value="s5" calcext:value-type="string">
            <text:p>s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TBD</text:p>
          </table:table-cell>
          <table:table-cell table:formula="of:=SUMIF([.S6:.W6]; &quot;&gt;0E+307&quot;; [.S6:.W6])" office:value-type="float" office:value="24" calcext:value-type="float">
            <text:p>24</text:p>
          </table:table-cell>
          <table:table-cell office:value-type="string" calcext:value-type="string">
            <text:p>Sci-Fi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reaks and Geeks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8.8" calcext:value-type="float">
            <text:p>8.8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0261437908496732" calcext:value-type="float">
            <text:p>0.0261437908496732</text:p>
          </table:table-cell>
          <table:table-cell office:value-type="float" office:value="0.986143790849673" calcext:value-type="float">
            <text:p>0.986143790849673</text:p>
          </table:table-cell>
          <table:table-cell office:value-type="float" office:value="6" calcext:value-type="float">
            <text:p>6</text:p>
          </table:table-cell>
          <table:table-cell table:formula="of:=CONCATENATE(&quot;s&quot;;[.I7])" office:value-type="string" office:string-value="s6" calcext:value-type="string">
            <text:p>s6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Gilmore Girl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TBD</text:p>
          </table:table-cell>
          <table:table-cell table:formula="of:=SUMIF([.S7:.W7]; &quot;&gt;0E+307&quot;; [.S7:.W7])" office:value-type="float" office:value="22" calcext:value-type="float">
            <text:p>22</text:p>
          </table:table-cell>
          <table:table-cell office:value-type="string" calcext:value-type="string">
            <text:p>Coming of Ag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ttlestar Galactica</text:p>
          </table:table-cell>
          <table:table-cell office:value-type="float" office:value="2004" calcext:value-type="float">
            <text:p>2004</text:p>
          </table:table-cell>
          <table:table-cell office:value-type="float" office:value="2009" calcext:value-type="float">
            <text:p>2009</text:p>
          </table:table-cell>
          <table:table-cell office:value-type="float" office:value="8.7" calcext:value-type="float">
            <text:p>8.7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office:value-type="float" office:value="0.0364923747276689" calcext:value-type="float">
            <text:p>0.0364923747276689</text:p>
          </table:table-cell>
          <table:table-cell office:value-type="float" office:value="0.956492374727669" calcext:value-type="float">
            <text:p>0.956492374727669</text:p>
          </table:table-cell>
          <table:table-cell office:value-type="float" office:value="7" calcext:value-type="float">
            <text:p>7</text:p>
          </table:table-cell>
          <table:table-cell table:formula="of:=CONCATENATE(&quot;s&quot;;[.I8])" office:value-type="string" office:string-value="s7" calcext:value-type="string">
            <text:p>s7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Alia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TBD</text:p>
          </table:table-cell>
          <table:table-cell table:formula="of:=SUMIF([.S8:.W8]; &quot;&gt;0E+307&quot;; [.S8:.W8])" office:value-type="float" office:value="24" calcext:value-type="float">
            <text:p>24</text:p>
          </table:table-cell>
          <table:table-cell office:value-type="string" calcext:value-type="string">
            <text:p>Dram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riday Night Lights</text:p>
          </table:table-cell>
          <table:table-cell office:value-type="float" office:value="2006" calcext:value-type="float">
            <text:p>2006</text:p>
          </table:table-cell>
          <table:table-cell office:value-type="float" office:value="2011" calcext:value-type="float">
            <text:p>2011</text:p>
          </table:table-cell>
          <table:table-cell office:value-type="float" office:value="8.7" calcext:value-type="float">
            <text:p>8.7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0.0266884531590414" calcext:value-type="float">
            <text:p>0.0266884531590414</text:p>
          </table:table-cell>
          <table:table-cell office:value-type="float" office:value="0.946688453159041" calcext:value-type="float">
            <text:p>0.946688453159041</text:p>
          </table:table-cell>
          <table:table-cell office:value-type="float" office:value="8" calcext:value-type="float">
            <text:p>8</text:p>
          </table:table-cell>
          <table:table-cell table:formula="of:=CONCATENATE(&quot;s&quot;;[.I9])" office:value-type="string" office:string-value="s8" calcext:value-type="string">
            <text:p>s8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Dead Like Me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TBD</text:p>
          </table:table-cell>
          <table:table-cell table:formula="of:=SUMIF([.S9:.W9]; &quot;&gt;0E+307&quot;; [.S9:.W9])" office:value-type="float" office:value="26" calcext:value-type="float">
            <text:p>26</text:p>
          </table:table-cell>
          <table:table-cell office:value-type="string" calcext:value-type="string">
            <text:p>Coming of Ag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he Newsroom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8.6" calcext:value-type="float">
            <text:p>8.6</text:p>
          </table:table-cell>
          <table:table-cell office:value-type="float" office:value="0.88" calcext:value-type="float">
            <text:p>0.88</text:p>
          </table:table-cell>
          <table:table-cell office:value-type="float" office:value="1.4" calcext:value-type="float">
            <text:p>1.4</text:p>
          </table:table-cell>
          <table:table-cell office:value-type="float" office:value="0.053921568627451" calcext:value-type="float">
            <text:p>0.053921568627451</text:p>
          </table:table-cell>
          <table:table-cell office:value-type="float" office:value="0.933921568627451" calcext:value-type="float">
            <text:p>0.933921568627451</text:p>
          </table:table-cell>
          <table:table-cell office:value-type="float" office:value="9" calcext:value-type="float">
            <text:p>9</text:p>
          </table:table-cell>
          <table:table-cell table:formula="of:=CONCATENATE(&quot;s&quot;;[.I10])" office:value-type="string" office:string-value="s9" calcext:value-type="string">
            <text:p>s9</text:p>
          </table:table-cell>
          <table:table-cell office:value-type="string" calcext:value-type="string">
            <text:p>Sui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Suit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10:.W10]; &quot;&gt;0E+307&quot;; [.S10:.W10])" office:value-type="float" office:value="19" calcext:value-type="float">
            <text:p>19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Buffy the Vampire Slayer</text:p>
          </table:table-cell>
          <table:table-cell office:value-type="float" office:value="1997" calcext:value-type="float">
            <text:p>1997</text:p>
          </table:table-cell>
          <table:table-cell office:value-type="float" office:value="2003" calcext:value-type="float">
            <text:p>2003</text:p>
          </table:table-cell>
          <table:table-cell office:value-type="float" office:value="8.3" calcext:value-type="float">
            <text:p>8.3</text:p>
          </table:table-cell>
          <table:table-cell office:value-type="float" office:value="0.76" calcext:value-type="float">
            <text:p>0.76</text:p>
          </table:table-cell>
          <table:table-cell office:value-type="float" office:value="3.53" calcext:value-type="float">
            <text:p>3.53</text:p>
          </table:table-cell>
          <table:table-cell office:value-type="float" office:value="0.169934640522876" calcext:value-type="float">
            <text:p>0.169934640522876</text:p>
          </table:table-cell>
          <table:table-cell office:value-type="float" office:value="0.929934640522876" calcext:value-type="float">
            <text:p>0.929934640522876</text:p>
          </table:table-cell>
          <table:table-cell office:value-type="float" office:value="10" calcext:value-type="float">
            <text:p>10</text:p>
          </table:table-cell>
          <table:table-cell table:formula="of:=CONCATENATE(&quot;s&quot;;[.I11])" office:value-type="string" office:string-value="s10" calcext:value-type="string">
            <text:p>s10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Tru Blood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TBD</text:p>
          </table:table-cell>
          <table:table-cell table:formula="of:=SUMIF([.S11:.W11]; &quot;&gt;0E+307&quot;; [.S11:.W11])" office:value-type="float" office:value="36" calcext:value-type="float">
            <text:p>36</text:p>
          </table:table-cell>
          <table:table-cell office:value-type="string" calcext:value-type="string">
            <text:p>Fantasy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uits</text:p>
          </table:table-cell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2.7" calcext:value-type="float">
            <text:p>2.7</text:p>
          </table:table-cell>
          <table:table-cell office:value-type="float" office:value="0.124727668845316" calcext:value-type="float">
            <text:p>0.124727668845316</text:p>
          </table:table-cell>
          <table:table-cell office:value-type="float" office:value="0.924727668845316" calcext:value-type="float">
            <text:p>0.924727668845316</text:p>
          </table:table-cell>
          <table:table-cell office:value-type="float" office:value="11" calcext:value-type="float">
            <text:p>11</text:p>
          </table:table-cell>
          <table:table-cell table:formula="of:=CONCATENATE(&quot;s&quot;;[.I12])" office:value-type="string" office:string-value="s11" calcext:value-type="string">
            <text:p>s11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The West Wing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TBD</text:p>
          </table:table-cell>
          <table:table-cell table:formula="of:=SUMIF([.S12:.W12]; &quot;&gt;0E+307&quot;; [.S12:.W12])" office:value-type="float" office:value="22" calcext:value-type="float">
            <text:p>22</text:p>
          </table:table-cell>
          <table:table-cell office:value-type="string" calcext:value-type="string">
            <text:p>Dram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estworld</text:p>
          </table:table-cell>
          <table:table-cell office:value-type="float" office:value="2016" calcext:value-type="float">
            <text:p>2016</text:p>
          </table:table-cell>
          <table:table-cell office:value-type="float" office:value="2022" calcext:value-type="float">
            <text:p>2022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2.2" calcext:value-type="float">
            <text:p>2.2</text:p>
          </table:table-cell>
          <table:table-cell office:value-type="float" office:value="0.0974945533769063" calcext:value-type="float">
            <text:p>0.0974945533769063</text:p>
          </table:table-cell>
          <table:table-cell office:value-type="float" office:value="0.897494553376906" calcext:value-type="float">
            <text:p>0.897494553376906</text:p>
          </table:table-cell>
          <table:table-cell office:value-type="float" office:value="12" calcext:value-type="float">
            <text:p>12</text:p>
          </table:table-cell>
          <table:table-cell table:formula="of:=CONCATENATE(&quot;s&quot;;[.I13])" office:value-type="string" office:string-value="s12" calcext:value-type="string">
            <text:p>s12</text:p>
          </table:table-cell>
          <table:table-cell office:value-type="string" calcext:value-type="string">
            <text:p>Fring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Fring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13:.W13]; &quot;&gt;0E+307&quot;; [.S13:.W13])" office:value-type="float" office:value="14" calcext:value-type="float">
            <text:p>14</text:p>
          </table:table-cell>
          <table:table-cell office:value-type="string" calcext:value-type="string">
            <text:p>Sci-F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Gilmore Girls</text:p>
          </table:table-cell>
          <table:table-cell office:value-type="float" office:value="2000" calcext:value-type="float">
            <text:p>2000</text:p>
          </table:table-cell>
          <table:table-cell office:value-type="float" office:value="2007" calcext:value-type="float">
            <text:p>2007</text:p>
          </table:table-cell>
          <table:table-cell office:value-type="float" office:value="8.2" calcext:value-type="float">
            <text:p>8.2</text:p>
          </table:table-cell>
          <table:table-cell office:value-type="float" office:value="0.72" calcext:value-type="float">
            <text:p>0.72</text:p>
          </table:table-cell>
          <table:table-cell office:value-type="float" office:value="2.9" calcext:value-type="float">
            <text:p>2.9</text:p>
          </table:table-cell>
          <table:table-cell office:value-type="float" office:value="0.13562091503268" calcext:value-type="float">
            <text:p>0.13562091503268</text:p>
          </table:table-cell>
          <table:table-cell office:value-type="float" office:value="0.855620915032679" calcext:value-type="float">
            <text:p>0.855620915032679</text:p>
          </table:table-cell>
          <table:table-cell office:value-type="float" office:value="13" calcext:value-type="float">
            <text:p>13</text:p>
          </table:table-cell>
          <table:table-cell table:formula="of:=CONCATENATE(&quot;s&quot;;[.I14])" office:value-type="string" office:string-value="s13" calcext:value-type="string">
            <text:p>s13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eaks and Geek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TBD</text:p>
          </table:table-cell>
          <table:table-cell table:formula="of:=SUMIF([.S14:.W14]; &quot;&gt;0E+307&quot;; [.S14:.W14])" office:value-type="float" office:value="27" calcext:value-type="float">
            <text:p>27</text:p>
          </table:table-cell>
          <table:table-cell office:value-type="string" calcext:value-type="string">
            <text:p>Coming of Ag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ringe</text:p>
          </table:table-cell>
          <table:table-cell office:value-type="float" office:value="2008" calcext:value-type="float">
            <text:p>2008</text:p>
          </table:table-cell>
          <table:table-cell office:value-type="float" office:value="2013" calcext:value-type="float">
            <text:p>2013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0305010893246187" calcext:value-type="float">
            <text:p>0.0305010893246187</text:p>
          </table:table-cell>
          <table:table-cell office:value-type="float" office:value="0.830501089324619" calcext:value-type="float">
            <text:p>0.830501089324619</text:p>
          </table:table-cell>
          <table:table-cell office:value-type="float" office:value="14" calcext:value-type="float">
            <text:p>14</text:p>
          </table:table-cell>
          <table:table-cell table:formula="of:=CONCATENATE(&quot;s&quot;;[.I15])" office:value-type="string" office:string-value="s14" calcext:value-type="string">
            <text:p>s14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rphan Black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TBD</text:p>
          </table:table-cell>
          <table:table-cell table:formula="of:=SUMIF([.S15:.W15]; &quot;&gt;0E+307&quot;; [.S15:.W15])" office:value-type="float" office:value="31" calcext:value-type="float">
            <text:p>31</text:p>
          </table:table-cell>
          <table:table-cell office:value-type="string" calcext:value-type="string">
            <text:p>Sci-Fi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y So Called Life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8.4" calcext:value-type="float">
            <text:p>8.4</text:p>
          </table:table-cell>
          <table:table-cell office:value-type="float" office:value="0.8" calcext:value-type="float">
            <text:p>0.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00574618736383442" calcext:value-type="float">
            <text:p>0.00574618736383442</text:p>
          </table:table-cell>
          <table:table-cell office:value-type="float" office:value="0.805746187363835" calcext:value-type="float">
            <text:p>0.805746187363835</text:p>
          </table:table-cell>
          <table:table-cell office:value-type="float" office:value="15" calcext:value-type="float">
            <text:p>15</text:p>
          </table:table-cell>
          <table:table-cell table:formula="of:=CONCATENATE(&quot;s&quot;;[.I16])" office:value-type="string" office:string-value="s15" calcext:value-type="string">
            <text:p>s15</text:p>
          </table:table-cell>
          <table:table-cell office:value-type="string" calcext:value-type="string">
            <text:p>Dead Like M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Dead Like M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16:.W16]; &quot;&gt;0E+307&quot;; [.S16:.W16])" office:value-type="float" office:value="14" calcext:value-type="float">
            <text:p>14</text:p>
          </table:table-cell>
          <table:table-cell office:value-type="string" calcext:value-type="string">
            <text:p>Coming of 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2004" calcext:value-type="float">
            <text:p>2004</text:p>
          </table:table-cell>
          <table:table-cell office:value-type="float" office:value="2010" calcext:value-type="float">
            <text:p>2010</text:p>
          </table:table-cell>
          <table:table-cell office:value-type="float" office:value="8.3" calcext:value-type="float">
            <text:p>8.3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0.0299564270152505" calcext:value-type="float">
            <text:p>0.0299564270152505</text:p>
          </table:table-cell>
          <table:table-cell office:value-type="float" office:value="0.789956427015251" calcext:value-type="float">
            <text:p>0.789956427015251</text:p>
          </table:table-cell>
          <table:table-cell office:value-type="float" office:value="16" calcext:value-type="float">
            <text:p>16</text:p>
          </table:table-cell>
          <table:table-cell table:formula="of:=CONCATENATE(&quot;s&quot;;[.I17])" office:value-type="string" office:string-value="s16" calcext:value-type="string">
            <text:p>s16</text:p>
          </table:table-cell>
          <table:table-cell office:value-type="string" calcext:value-type="string">
            <text:p>X-File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X-File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17:.W17]; &quot;&gt;0E+307&quot;; [.S17:.W17])" office:value-type="float" office:value="24" calcext:value-type="float">
            <text:p>24</text:p>
          </table:table-cell>
          <table:table-cell office:value-type="string" calcext:value-type="string">
            <text:p>Sci-Fi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rphan Black</text:p>
          </table:table-cell>
          <table:table-cell office:value-type="float" office:value="2013" calcext:value-type="float">
            <text:p>2013</text:p>
          </table:table-cell>
          <table:table-cell office:value-type="float" office:value="2017" calcext:value-type="float">
            <text:p>2017</text:p>
          </table:table-cell>
          <table:table-cell office:value-type="float" office:value="8.3" calcext:value-type="float">
            <text:p>8.3</text:p>
          </table:table-cell>
          <table:table-cell office:value-type="float" office:value="0.76" calcext:value-type="float">
            <text:p>0.76</text:p>
          </table:table-cell>
          <table:table-cell office:value-type="float" office:value="0.58" calcext:value-type="float">
            <text:p>0.58</text:p>
          </table:table-cell>
          <table:table-cell office:value-type="float" office:value="0.00925925925925926" calcext:value-type="float">
            <text:p>0.00925925925925926</text:p>
          </table:table-cell>
          <table:table-cell office:value-type="float" office:value="0.769259259259259" calcext:value-type="float">
            <text:p>0.769259259259259</text:p>
          </table:table-cell>
          <table:table-cell office:value-type="float" office:value="17" calcext:value-type="float">
            <text:p>17</text:p>
          </table:table-cell>
          <table:table-cell table:formula="of:=CONCATENATE(&quot;s&quot;;[.I18])" office:value-type="string" office:string-value="s17" calcext:value-type="string">
            <text:p>s17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Fringe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TBD</text:p>
          </table:table-cell>
          <table:table-cell table:formula="of:=SUMIF([.S18:.W18]; &quot;&gt;0E+307&quot;; [.S18:.W18])" office:value-type="float" office:value="26" calcext:value-type="float">
            <text:p>26</text:p>
          </table:table-cell>
          <table:table-cell office:value-type="string" calcext:value-type="string">
            <text:p>Sci-Fi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arvel's Agents of S.H.I.E.L.D.</text:p>
          </table:table-cell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float" office:value="8.2" calcext:value-type="float">
            <text:p>8.2</text:p>
          </table:table-cell>
          <table:table-cell office:value-type="float" office:value="0.72" calcext:value-type="float">
            <text:p>0.72</text:p>
          </table:table-cell>
          <table:table-cell office:value-type="float" office:value="1.14" calcext:value-type="float">
            <text:p>1.14</text:p>
          </table:table-cell>
          <table:table-cell office:value-type="float" office:value="0.039760348583878" calcext:value-type="float">
            <text:p>0.039760348583878</text:p>
          </table:table-cell>
          <table:table-cell office:value-type="float" office:value="0.759760348583878" calcext:value-type="float">
            <text:p>0.759760348583878</text:p>
          </table:table-cell>
          <table:table-cell office:value-type="float" office:value="18" calcext:value-type="float">
            <text:p>18</text:p>
          </table:table-cell>
          <table:table-cell table:formula="of:=CONCATENATE(&quot;s&quot;;[.I19])" office:value-type="string" office:string-value="s18" calcext:value-type="string">
            <text:p>s18</text:p>
          </table:table-cell>
          <table:table-cell office:value-type="string" calcext:value-type="string">
            <text:p>iZombie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iZombi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19:.W19]; &quot;&gt;0E+307&quot;; [.S19:.W19])" office:value-type="float" office:value="16" calcext:value-type="float">
            <text:p>16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Chuck</text:p>
          </table:table-cell>
          <table:table-cell office:value-type="float" office:value="2007" calcext:value-type="float">
            <text:p>2007</text:p>
          </table:table-cell>
          <table:table-cell office:value-type="float" office:value="2012" calcext:value-type="float">
            <text:p>2012</text:p>
          </table:table-cell>
          <table:table-cell office:value-type="float" office:value="8.2" calcext:value-type="float">
            <text:p>8.2</text:p>
          </table:table-cell>
          <table:table-cell office:value-type="float" office:value="0.72" calcext:value-type="float">
            <text:p>0.72</text:p>
          </table:table-cell>
          <table:table-cell office:value-type="float" office:value="0.67" calcext:value-type="float">
            <text:p>0.67</text:p>
          </table:table-cell>
          <table:table-cell office:value-type="float" office:value="0.014161220043573" calcext:value-type="float">
            <text:p>0.014161220043573</text:p>
          </table:table-cell>
          <table:table-cell office:value-type="float" office:value="0.734161220043573" calcext:value-type="float">
            <text:p>0.734161220043573</text:p>
          </table:table-cell>
          <table:table-cell office:value-type="float" office:value="19" calcext:value-type="float">
            <text:p>19</text:p>
          </table:table-cell>
          <table:table-cell table:formula="of:=CONCATENATE(&quot;s&quot;;[.I20])" office:value-type="string" office:string-value="s19" calcext:value-type="string">
            <text:p>s19</text:p>
          </table:table-cell>
          <table:table-cell office:value-type="string" calcext:value-type="string">
            <text:p>Battlestar Galactica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Battlestar Galactica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0:.W20]; &quot;&gt;0E+307&quot;; [.S20:.W20])" office:value-type="float" office:value="18" calcext:value-type="float">
            <text:p>18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Star Trek: Deep Space Nine</text:p>
          </table:table-cell>
          <table:table-cell office:value-type="float" office:value="1993" calcext:value-type="float">
            <text:p>1993</text:p>
          </table:table-cell>
          <table:table-cell office:value-type="float" office:value="1999" calcext:value-type="float">
            <text:p>1999</text:p>
          </table:table-cell>
          <table:table-cell office:value-type="float" office:value="8.1" calcext:value-type="float">
            <text:p>8.1</text:p>
          </table:table-cell>
          <table:table-cell office:value-type="float" office:value="0.68" calcext:value-type="float">
            <text:p>0.68</text:p>
          </table:table-cell>
          <table:table-cell office:value-type="float" office:value="1.18" calcext:value-type="float">
            <text:p>1.18</text:p>
          </table:table-cell>
          <table:table-cell office:value-type="float" office:value="0.0419389978213508" calcext:value-type="float">
            <text:p>0.0419389978213508</text:p>
          </table:table-cell>
          <table:table-cell office:value-type="float" office:value="0.721938997821351" calcext:value-type="float">
            <text:p>0.721938997821351</text:p>
          </table:table-cell>
          <table:table-cell office:value-type="float" office:value="20" calcext:value-type="float">
            <text:p>20</text:p>
          </table:table-cell>
          <table:table-cell table:formula="of:=CONCATENATE(&quot;s&quot;;[.I21])" office:value-type="string" office:string-value="s20" calcext:value-type="string">
            <text:p>s20</text:p>
          </table:table-cell>
          <table:table-cell office:value-type="string" calcext:value-type="string">
            <text:p>The West Wing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The West Wing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1:.W21]; &quot;&gt;0E+307&quot;; [.S21:.W21])" office:value-type="float" office:value="19" calcext:value-type="float">
            <text:p>19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Dead Like Me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8.1" calcext:value-type="float">
            <text:p>8.1</text:p>
          </table:table-cell>
          <table:table-cell office:value-type="float" office:value="0.68" calcext:value-type="float">
            <text:p>0.6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00574618736383442" calcext:value-type="float">
            <text:p>0.00574618736383442</text:p>
          </table:table-cell>
          <table:table-cell office:value-type="float" office:value="0.685746187363834" calcext:value-type="float">
            <text:p>0.685746187363834</text:p>
          </table:table-cell>
          <table:table-cell office:value-type="float" office:value="21" calcext:value-type="float">
            <text:p>21</text:p>
          </table:table-cell>
          <table:table-cell table:formula="of:=CONCATENATE(&quot;s&quot;;[.I22])" office:value-type="string" office:string-value="s21" calcext:value-type="string">
            <text:p>s21</text:p>
          </table:table-cell>
          <table:table-cell office:value-type="string" calcext:value-type="string">
            <text:p>My So Called Life</text:p>
          </table:table-cell>
          <table:table-cell office:value-type="string" calcext:value-type="string">
            <text:p>Friday Night Light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TBD</text:p>
          </table:table-cell>
          <table:table-cell table:formula="of:=SUMIF([.S22:.W22]; &quot;&gt;0E+307&quot;; [.S22:.W22])" office:value-type="float" office:value="28" calcext:value-type="float">
            <text:p>28</text:p>
          </table:table-cell>
          <table:table-cell office:value-type="string" calcext:value-type="string">
            <text:p>Coming of Ag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ampire Diaries</text:p>
          </table:table-cell>
          <table:table-cell office:value-type="float" office:value="2009" calcext:value-type="float">
            <text:p>2009</text:p>
          </table:table-cell>
          <table:table-cell office:value-type="float" office:value="2017" calcext:value-type="float">
            <text:p>2017</text:p>
          </table:table-cell>
          <table:table-cell office:value-type="float" office:value="7.7" calcext:value-type="float">
            <text:p>7.7</text:p>
          </table:table-cell>
          <table:table-cell office:value-type="float" office:value="0.52" calcext:value-type="float">
            <text:p>0.52</text:p>
          </table:table-cell>
          <table:table-cell office:value-type="float" office:value="2.17" calcext:value-type="float">
            <text:p>2.17</text:p>
          </table:table-cell>
          <table:table-cell office:value-type="float" office:value="0.0958605664488017" calcext:value-type="float">
            <text:p>0.0958605664488017</text:p>
          </table:table-cell>
          <table:table-cell office:value-type="float" office:value="0.615860566448802" calcext:value-type="float">
            <text:p>0.615860566448802</text:p>
          </table:table-cell>
          <table:table-cell office:value-type="float" office:value="22" calcext:value-type="float">
            <text:p>22</text:p>
          </table:table-cell>
          <table:table-cell table:formula="of:=CONCATENATE(&quot;s&quot;;[.I23])" office:value-type="string" office:string-value="s22" calcext:value-type="string">
            <text:p>s22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iZombie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TBD</text:p>
          </table:table-cell>
          <table:table-cell table:formula="of:=SUMIF([.S23:.W23]; &quot;&gt;0E+307&quot;; [.S23:.W23])" office:value-type="float" office:value="23" calcext:value-type="float">
            <text:p>23</text:p>
          </table:table-cell>
          <table:table-cell office:value-type="string" calcext:value-type="string">
            <text:p>Fantasy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nce Upon A Time</text:p>
          </table:table-cell>
          <table:table-cell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 office:value-type="float" office:value="7.7" calcext:value-type="float">
            <text:p>7.7</text:p>
          </table:table-cell>
          <table:table-cell office:value-type="float" office:value="0.52" calcext:value-type="float">
            <text:p>0.52</text:p>
          </table:table-cell>
          <table:table-cell office:value-type="float" office:value="1.76" calcext:value-type="float">
            <text:p>1.76</text:p>
          </table:table-cell>
          <table:table-cell office:value-type="float" office:value="0.0735294117647059" calcext:value-type="float">
            <text:p>0.0735294117647059</text:p>
          </table:table-cell>
          <table:table-cell office:value-type="float" office:value="0.593529411764706" calcext:value-type="float">
            <text:p>0.593529411764706</text:p>
          </table:table-cell>
          <table:table-cell office:value-type="float" office:value="23" calcext:value-type="float">
            <text:p>23</text:p>
          </table:table-cell>
          <table:table-cell table:formula="of:=CONCATENATE(&quot;s&quot;;[.I24])" office:value-type="string" office:string-value="s23" calcext:value-type="string">
            <text:p>s23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Vampire Diaries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4:.W24]; &quot;&gt;0E+307&quot;; [.S24:.W24])" office:value-type="float" office:value="23" calcext:value-type="float">
            <text:p>23</text:p>
          </table:table-cell>
          <table:table-cell office:value-type="string" calcext:value-type="string">
            <text:p>Fantasy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rvel’s Jessica Jones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  <table:table-cell office:value-type="float" office:value="7.8" calcext:value-type="float">
            <text:p>7.8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0125272331154684" calcext:value-type="float">
            <text:p>0.0125272331154684</text:p>
          </table:table-cell>
          <table:table-cell office:value-type="float" office:value="0.572527233115468" calcext:value-type="float">
            <text:p>0.572527233115468</text:p>
          </table:table-cell>
          <table:table-cell office:value-type="float" office:value="24" calcext:value-type="float">
            <text:p>24</text:p>
          </table:table-cell>
          <table:table-cell table:formula="of:=CONCATENATE(&quot;s&quot;;[.I25])" office:value-type="string" office:string-value="s24" calcext:value-type="string">
            <text:p>s24</text:p>
          </table:table-cell>
          <table:table-cell office:value-type="string" calcext:value-type="string">
            <text:p>Tru Bloo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Tru Blood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5:.W25]; &quot;&gt;0E+307&quot;; [.S25:.W25])" office:value-type="float" office:value="23" calcext:value-type="float">
            <text:p>23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iZombie</text:p>
          </table:table-cell>
          <table:table-cell office:value-type="float" office:value="2015" calcext:value-type="float">
            <text:p>2015</text:p>
          </table:table-cell>
          <table:table-cell office:value-type="float" office:value="2019" calcext:value-type="float">
            <text:p>2019</text:p>
          </table:table-cell>
          <table:table-cell office:value-type="float" office:value="7.8" calcext:value-type="float">
            <text:p>7.8</text:p>
          </table:table-cell>
          <table:table-cell office:value-type="float" office:value="0.56" calcext:value-type="float">
            <text:p>0.56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25" calcext:value-type="float">
            <text:p>25</text:p>
          </table:table-cell>
          <table:table-cell table:formula="of:=CONCATENATE(&quot;s&quot;;[.I26])" office:value-type="string" office:string-value="s25" calcext:value-type="string">
            <text:p>s25</text:p>
          </table:table-cell>
          <table:table-cell office:value-type="string" calcext:value-type="string">
            <text:p>Marvel's Agents of S.H.I.E.L.D.</text:p>
          </table:table-cell>
          <table:table-cell office:value-type="string" calcext:value-type="string">
            <text:p>Vampire Diarie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TBD</text:p>
          </table:table-cell>
          <table:table-cell table:formula="of:=SUMIF([.S26:.W26]; &quot;&gt;0E+307&quot;; [.S26:.W26])" office:value-type="float" office:value="33" calcext:value-type="float">
            <text:p>33</text:p>
          </table:table-cell>
          <table:table-cell office:value-type="string" calcext:value-type="string">
            <text:p>Fantasy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ppy Endings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7.8" calcext:value-type="float">
            <text:p>7.8</text:p>
          </table:table-cell>
          <table:table-cell office:value-type="float" office:value="0.56" calcext:value-type="float">
            <text:p>0.5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00574618736383442" calcext:value-type="float">
            <text:p>0.00574618736383442</text:p>
          </table:table-cell>
          <table:table-cell office:value-type="float" office:value="0.565746187363834" calcext:value-type="float">
            <text:p>0.565746187363834</text:p>
          </table:table-cell>
          <table:table-cell office:value-type="float" office:value="26" calcext:value-type="float">
            <text:p>26</text:p>
          </table:table-cell>
          <table:table-cell table:formula="of:=CONCATENATE(&quot;s&quot;;[.I27])" office:value-type="string" office:string-value="s26" calcext:value-type="string">
            <text:p>s26</text:p>
          </table:table-cell>
          <table:table-cell office:value-type="string" calcext:value-type="string">
            <text:p>Gilmore Girl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Gilmore Girl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7:.W27]; &quot;&gt;0E+307&quot;; [.S27:.W27])" office:value-type="float" office:value="18" calcext:value-type="float">
            <text:p>18</text:p>
          </table:table-cell>
          <table:table-cell office:value-type="string" calcext:value-type="string">
            <text:p>Coming of 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he 100</text:p>
          </table:table-cell>
          <table:table-cell office:value-type="float" office:value="2014" calcext:value-type="float">
            <text:p>2014</text:p>
          </table:table-cell>
          <table:table-cell office:value-type="float" office:value="2020" calcext:value-type="float">
            <text:p>2020</text:p>
          </table:table-cell>
          <table:table-cell office:value-type="float" office:value="7.5" calcext:value-type="float">
            <text:p>7.5</text:p>
          </table:table-cell>
          <table:table-cell office:value-type="float" office:value="0.44" calcext:value-type="float">
            <text:p>0.44</text:p>
          </table:table-cell>
          <table:table-cell office:value-type="float" office:value="1.6" calcext:value-type="float">
            <text:p>1.6</text:p>
          </table:table-cell>
          <table:table-cell office:value-type="float" office:value="0.0648148148148148" calcext:value-type="float">
            <text:p>0.0648148148148148</text:p>
          </table:table-cell>
          <table:table-cell office:value-type="float" office:value="0.504814814814815" calcext:value-type="float">
            <text:p>0.504814814814815</text:p>
          </table:table-cell>
          <table:table-cell office:value-type="float" office:value="27" calcext:value-type="float">
            <text:p>27</text:p>
          </table:table-cell>
          <table:table-cell table:formula="of:=CONCATENATE(&quot;s&quot;;[.I28])" office:value-type="string" office:string-value="s27" calcext:value-type="string">
            <text:p>s27</text:p>
          </table:table-cell>
          <table:table-cell office:value-type="string" calcext:value-type="string">
            <text:p>Buffy the Vampire Slayer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Buffy the Vampire Slaye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28:.W28]; &quot;&gt;0E+307&quot;; [.S28:.W28])" office:value-type="float" office:value="9" calcext:value-type="float">
            <text:p>9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ias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office:value-type="float" office:value="7.6" calcext:value-type="float">
            <text:p>7.6</text:p>
          </table:table-cell>
          <table:table-cell office:value-type="float" office:value="0.48" calcext:value-type="float">
            <text:p>0.48</text:p>
          </table:table-cell>
          <table:table-cell office:value-type="float" office:value="0.66" calcext:value-type="float">
            <text:p>0.66</text:p>
          </table:table-cell>
          <table:table-cell office:value-type="float" office:value="0.0136165577342048" calcext:value-type="float">
            <text:p>0.0136165577342048</text:p>
          </table:table-cell>
          <table:table-cell office:value-type="float" office:value="0.493616557734205" calcext:value-type="float">
            <text:p>0.493616557734205</text:p>
          </table:table-cell>
          <table:table-cell office:value-type="float" office:value="28" calcext:value-type="float">
            <text:p>28</text:p>
          </table:table-cell>
          <table:table-cell table:formula="of:=CONCATENATE(&quot;s&quot;;[.I29])" office:value-type="string" office:string-value="s28" calcext:value-type="string">
            <text:p>s28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Battlestar Galactica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TBD</text:p>
          </table:table-cell>
          <table:table-cell table:formula="of:=SUMIF([.S29:.W29]; &quot;&gt;0E+307&quot;; [.S29:.W29])" office:value-type="float" office:value="28" calcext:value-type="float">
            <text:p>28</text:p>
          </table:table-cell>
          <table:table-cell office:value-type="string" calcext:value-type="string">
            <text:p>Dram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ossip Girl</text:p>
          </table:table-cell>
          <table:table-cell office:value-type="float" office:value="2007" calcext:value-type="float">
            <text:p>2007</text:p>
          </table:table-cell>
          <table:table-cell office:value-type="float" office:value="2012" calcext:value-type="float">
            <text:p>2012</text:p>
          </table:table-cell>
          <table:table-cell office:value-type="float" office:value="7.5" calcext:value-type="float">
            <text:p>7.5</text:p>
          </table:table-cell>
          <table:table-cell office:value-type="float" office:value="0.44" calcext:value-type="float">
            <text:p>0.44</text:p>
          </table:table-cell>
          <table:table-cell office:value-type="float" office:value="1.33" calcext:value-type="float">
            <text:p>1.33</text:p>
          </table:table-cell>
          <table:table-cell office:value-type="float" office:value="0.0501089324618736" calcext:value-type="float">
            <text:p>0.0501089324618736</text:p>
          </table:table-cell>
          <table:table-cell office:value-type="float" office:value="0.490108932461874" calcext:value-type="float">
            <text:p>0.490108932461874</text:p>
          </table:table-cell>
          <table:table-cell office:value-type="float" office:value="29" calcext:value-type="float">
            <text:p>29</text:p>
          </table:table-cell>
          <table:table-cell table:formula="of:=CONCATENATE(&quot;s&quot;;[.I30])" office:value-type="string" office:string-value="s29" calcext:value-type="string">
            <text:p>s29</text:p>
          </table:table-cell>
          <table:table-cell office:value-type="string" calcext:value-type="string">
            <text:p>Friday Night Light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Friday Night Lights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30:.W30]; &quot;&gt;0E+307&quot;; [.S30:.W30])" office:value-type="float" office:value="25" calcext:value-type="float">
            <text:p>25</text:p>
          </table:table-cell>
          <table:table-cell office:value-type="string" calcext:value-type="string">
            <text:p>Coming of 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he O.C.</text:p>
          </table:table-cell>
          <table:table-cell office:value-type="float" office:value="2003" calcext:value-type="float">
            <text:p>2003</text:p>
          </table:table-cell>
          <table:table-cell office:value-type="float" office:value="2007" calcext:value-type="float">
            <text:p>2007</text:p>
          </table:table-cell>
          <table:table-cell office:value-type="float" office:value="7.6" calcext:value-type="float">
            <text:p>7.6</text:p>
          </table:table-cell>
          <table:table-cell office:value-type="float" office:value="0.48" calcext:value-type="float">
            <text:p>0.4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00574618736383442" calcext:value-type="float">
            <text:p>0.00574618736383442</text:p>
          </table:table-cell>
          <table:table-cell office:value-type="float" office:value="0.485746187363834" calcext:value-type="float">
            <text:p>0.485746187363834</text:p>
          </table:table-cell>
          <table:table-cell office:value-type="float" office:value="30" calcext:value-type="float">
            <text:p>30</text:p>
          </table:table-cell>
          <table:table-cell table:formula="of:=CONCATENATE(&quot;s&quot;;[.I31])" office:value-type="string" office:string-value="s30" calcext:value-type="string">
            <text:p>s30</text:p>
          </table:table-cell>
          <table:table-cell office:value-type="string" calcext:value-type="string">
            <text:p>Freaks and Geeks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Eliminated</text:p>
          </table:table-cell>
          <table:table-cell office:value-type="string" calcext:value-type="string">
            <text:p>Freaks and Geeks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TBD</text:p>
          </table:table-cell>
          <table:table-cell table:formula="of:=SUMIF([.S31:.W31]; &quot;&gt;0E+307&quot;; [.S31:.W31])" office:value-type="float" office:value="18" calcext:value-type="float">
            <text:p>18</text:p>
          </table:table-cell>
          <table:table-cell office:value-type="string" calcext:value-type="string">
            <text:p>Coming of A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Lost Girl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7.6" calcext:value-type="float">
            <text:p>7.6</text:p>
          </table:table-cell>
          <table:table-cell office:value-type="float" office:value="0.48" calcext:value-type="float">
            <text:p>0.4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00574618736383442" calcext:value-type="float">
            <text:p>0.00574618736383442</text:p>
          </table:table-cell>
          <table:table-cell office:value-type="float" office:value="0.485746187363834" calcext:value-type="float">
            <text:p>0.485746187363834</text:p>
          </table:table-cell>
          <table:table-cell office:value-type="float" office:value="31" calcext:value-type="float">
            <text:p>31</text:p>
          </table:table-cell>
          <table:table-cell table:formula="of:=CONCATENATE(&quot;s&quot;;[.I32])" office:value-type="string" office:string-value="s31" calcext:value-type="string">
            <text:p>s31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X-Files</text:p>
          </table:table-cell>
          <table:table-cell table:number-columns-repeated="3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TBD</text:p>
          </table:table-cell>
          <table:table-cell table:formula="of:=SUMIF([.S32:.W32]; &quot;&gt;0E+307&quot;; [.S32:.W32])" office:value-type="float" office:value="20" calcext:value-type="float">
            <text:p>20</text:p>
          </table:table-cell>
          <table:table-cell office:value-type="string" calcext:value-type="string">
            <text:p>Sci-Fi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ru Blood</text:p>
          </table:table-cell>
          <table:table-cell office:value-type="float" office:value="2008" calcext:value-type="float">
            <text:p>2008</text:p>
          </table:table-cell>
          <table:table-cell office:value-type="float" office:value="2014" calcext:value-type="float">
            <text:p>2014</text:p>
          </table:table-cell>
          <table:table-cell office:value-type="float" office:value="7.9" calcext:value-type="float">
            <text:p>7.9</text:p>
          </table:table-cell>
          <table:table-cell office:value-type="float" office:value="0.6" calcext:value-type="float">
            <text:p>0.6</text:p>
          </table:table-cell>
          <table:table-cell office:value-type="float" office:value="1.58" calcext:value-type="float">
            <text:p>1.58</text:p>
          </table:table-cell>
          <table:table-cell office:value-type="float" office:value="0.0637254901960784" calcext:value-type="float">
            <text:p>0.0637254901960784</text:p>
          </table:table-cell>
          <table:table-cell office:value-type="float" office:value="0.663725490196078" calcext:value-type="float">
            <text:p>0.663725490196078</text:p>
          </table:table-cell>
          <table:table-cell office:value-type="float" office:value="32" calcext:value-type="float">
            <text:p>32</text:p>
          </table:table-cell>
          <table:table-cell table:formula="of:=CONCATENATE(&quot;s&quot;;[.I33])" office:value-type="string" office:string-value="s32" calcext:value-type="string">
            <text:p>s32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uffy the Vampire Slayer</text:p>
          </table:table-cell>
          <table:table-cell/>
          <table:table-cell table:number-columns-repeated="2" office:value-type="string" calcext:value-type="string">
            <text:p>TBD</text:p>
          </table:table-cell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TBD</text:p>
          </table:table-cell>
          <table:table-cell table:formula="of:=SUMIF([.S33:.W33]; &quot;&gt;0E+307&quot;; [.S33:.W33])" office:value-type="float" office:value="24" calcext:value-type="float">
            <text:p>24</text:p>
          </table:table-cell>
          <table:table-cell office:value-type="string" calcext:value-type="string">
            <text:p>Fantasy</text:p>
          </table:table-cell>
          <table:table-cell table:number-columns-repeated="2"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Sheet1.A1:Sheet1.AA33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6:52:24.577822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04:05:40.730873743</meta:creation-date>
    <dc:date>2025-07-20T16:58:37.370746573</dc:date>
    <meta:editing-duration>PT29M51S</meta:editing-duration>
    <meta:editing-cycles>6</meta:editing-cycles>
    <meta:generator>LibreOffice/24.2.1.2$MacOSX_AARCH64 LibreOffice_project/db4def46b0453cc22e2d0305797cf981b68ef5ac</meta:generator>
    <meta:document-statistic meta:table-count="1" meta:cell-count="890" meta:object-count="0"/>
  </office:meta>
</office:document-meta>
</file>